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60000012C38547D0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6cm" svg:height="10.7cm" svg:x="5.2cm" svg:y="9.5cm">
          <draw:image xlink:href="Pictures/10000000000001260000012C38547D07.png" xlink:type="simple" xlink:show="embed" xlink:actuate="onLoad">
            <text:p/>
          </draw:image>
        </draw:frame>
        <draw:ellipse draw:style-name="gr2" draw:text-style-name="P1" draw:layer="layout" svg:width="10.8cm" svg:height="10.6cm" svg:x="5cm" svg:y="9.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800000" draw:marker-start-width="0.39cm" draw:marker-start-center="false" draw:marker-end-width="0.39cm" draw:marker-end-center="false" draw:fill="solid" draw:fill-color="#ffff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3-08-18T00:16:52</dc:date>
    <dc:creator>Ayesha Hakim</dc:creator>
    <meta:generator>OpenOffice.org/3.2$Unix OpenOffice.org_project/320m12$Build-9483</meta:generator>
    <meta:editing-duration>PT00H02M32S</meta:editing-duration>
    <meta:editing-cycles>1</meta:editing-cycles>
    <meta:document-statistic meta:object-count="2"/>
  </office:meta>
</office:document-meta>
</file>